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18139eec13340d4a3ca77ee501181fd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RCN1pod" style:family="table-cell">
      <style:table-cell-properties style:vertical-align="middle" fo:border="0.05pt solid #000000" fo:padding="0.100cm"/>
    </style:style>
    <style:style style:name="Tablea18139eec13340d4a3ca77ee501181fd.1" style:family="table-column">
      <style:table-column-properties style:column-width="17.5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Hallo?</text:p>
      <table:table table:name="Tablea18139eec13340d4a3ca77ee501181fd" table:style-name="Tablea18139eec13340d4a3ca77ee501181fd">
        <table:table-column table:style-name="Tablea18139eec13340d4a3ca77ee501181fd.1"/>
        <table:table-row>
          <table:table-cell table:style-name="RCN1pod">
            <text:p>Text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  <dc:title>xhtmlComplex6</dc:title>
  </office:meta>
</office:document-meta>
</file>